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299in"/>
    </style:style>
    <style:style style:name="co3" style:family="table-column">
      <style:table-column-properties fo:break-before="auto" style:column-width="4.3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2">
          <table:table-cell office:value-type="string">
            <text:p>X = functional test</text:p>
          </table:table-cell>
          <table:table-cell table:number-columns-repeated="1023"/>
        </table:table-row>
        <table:table-row table:style-name="ro2">
          <table:table-cell office:value-type="string">
            <text:p>P = performance test</text:p>
          </table:table-cell>
          <table:table-cell table:number-columns-repeated="1023"/>
        </table:table-row>
        <table:table-row table:style-name="ro3">
          <table:table-cell office:value-type="string">
            <text:p>M = memory test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Nexus 1</text:p>
          </table:table-cell>
          <table:table-cell office:value-type="string">
            <text:p>Nexus S</text:p>
          </table:table-cell>
          <table:table-cell office:value-type="string">
            <text:p>Touchpad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Cache corrup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Gps Service starts first, then main ap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ry 128 bit key leng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ill every screen and make sure it still works (Especially fragments!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est no arg constructor for fragments somehow???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Go to help screen (after real install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Got to about screen (after real install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Without password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b deletion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db deletion, service starts up first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o sdcard present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works after sdcard resinserted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With password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b deletion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o sdcard present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works after sdcard resinserted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elect Area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Long pres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timeview mov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zoom in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zoom out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exact time select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" office:value-type="string">
            <text:p>cache being created while including latest tim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ove timeview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while cache is being creat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timezone updates properly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exact move timezone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Performanc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ain screen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ots right siz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large amount of data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reate cache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erformanc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edia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photo, is shown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reate video, is shown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view imag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view image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delete imag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delete last image and retak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view video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view video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delete video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delete last video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che updates photo, timeview include latest tim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che updates photo, timeview doesn't include latest tim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rial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rial icon has “TRIAL” on the actual bitmap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Premium does not have “TRIAL” on the bitmap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if trial is installed without setup, premium installs correctly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build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expires, allows backu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rvice will shutoff after expiry (And battery has changed)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Buy premium link correc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Buying premium moves trial to premiu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When trial is running and premium is installed, trial is shutdown and premium start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expired trial is running and premium is installed, trial is shutdown and premium start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When premium is running and trial is started , trial moves to premium, and the trial frog disappear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If trial is installed after premium, nothing bad happens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sdcard not mounted works when trial expired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Create backup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hows timezone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encrypted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unencrypted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avigating away and coming back works (while in backup)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ncel works while building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Allow error reporting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Initial setup acra setting works postively and negatively?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xception with acra enabled in forwarded activity doesn't create infinite loop?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utozoom 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ove to user location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oes nothing when greyed ou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etric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sav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olorblind</text:p>
          </table:table-cell>
          <table:table-cell office:value-type="string">
            <text:p>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sav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Restore backup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imezones complet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encrypted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unencrypted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avigating away and coming back works (while in restore)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kill process while restoring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Enter password, navigating away and coming back works (while in restore)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Enter password, navigating away and coming back works, while restoring encrypted file and in “Enter password” (for encrypted file)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Etner password, navigating away, coming back and hitting cancel in Enter Password screen, (which forces restore to finish()), then reentering (restore should be killed)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Enter password, kill process while restoring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Navigate away and return after restore is finish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cancel works, hitting as quick as possible after restore start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ncel works, during reading data phase (encrypted)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ncel works, during restoring phas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ncel works, after restore phas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ancel works, then a gps point can be taken by servic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restore with sas in map view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Performanc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ooltip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on/off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sav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Welcome screens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gps on/off work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ttings acra setting works positively and negatively?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assword entry work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Welcome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Decline TO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Proceed, no password, no gps tracking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Screen with zero data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work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select area causes no problems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utozoom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create backu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restore backup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timeview moved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zoom to location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Password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Asked for when ttt started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Turn off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turn on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hange work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imezone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when starting, duplicate time zones are cleared out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icense server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icense server correctly records unlicensed premium, or everlasting tria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tress test license server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mages</text:p>
          </table:table-cell>
          <table:table-cell/>
          <table:table-cell office:value-type="string">
            <text:p>--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n screen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sas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Restore / backup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view image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pictures are centered correctly over point and look right</text:p>
          </table:table-cell>
          <table:table-cell table:number-columns-repeated="2" office:value-type="string">
            <text:p>x</text:p>
          </table:table-cell>
          <table:table-cell table:number-columns-repeated="1019"/>
        </table:table-row>
        <table:table-row table:style-name="ro4" table:number-rows-repeated="10484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12/27/2012</text:date>, <text:time>18:1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Engler</meta:initial-creator>
    <meta:creation-date>2012-11-10T12:46:19</meta:creation-date>
    <dc:date>2012-12-27T18:13:51</dc:date>
    <dc:creator>Tim Engler</dc:creator>
    <meta:editing-duration>P18DT15H47M37S</meta:editing-duration>
    <meta:editing-cycles>100</meta:editing-cycles>
    <meta:generator>OpenOffice.org/3.4.1$Unix OpenOffice.org_project/341m1$Build-9593</meta:generator>
    <meta:document-statistic meta:table-count="3" meta:cell-count="348" meta:object-count="0"/>
  </office:meta>
</office:document-meta>
</file>